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Times New Roman" fo:font-size="11.5pt" style:font-name-asian="LiberationSans-Regular" style:font-size-asian="11.5pt" style:font-name-complex="LiberationSans-Regular" style:font-size-complex="11.5pt"/>
    </style:style>
    <style:style style:name="P3" style:family="paragraph" style:parent-style-name="Standard" style:list-style-name="L2"/>
    <style:style style:name="P4" style:family="paragraph" style:parent-style-name="Standard" style:list-style-name="L2">
      <style:text-properties style:font-name="Times New Roman"/>
    </style:style>
    <style:style style:name="P5" style:family="paragraph" style:parent-style-name="Standard" style:list-style-name="L2">
      <style:text-properties fo:font-size="12pt" fo:font-style="normal" fo:font-weight="normal" style:font-name-asian="LiberationSans-BoldItalic" style:font-size-asian="12pt" style:font-style-asian="normal" style:font-weight-asian="normal" style:font-name-complex="LiberationSans-BoldItalic" style:font-size-complex="12pt" style:font-style-complex="normal" style:font-weight-complex="normal"/>
    </style:style>
    <style:style style:name="P6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5"/>
    <style:style style:name="P8" style:family="paragraph" style:parent-style-name="Standard" style:list-style-name="L8"/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 style:list-style-name="L3">
      <style:text-properties style:font-name="Times New Roman"/>
    </style:style>
    <style:style style:name="P11" style:family="paragraph" style:parent-style-name="Text_20_body" style:list-style-name="L3"/>
    <style:style style:name="P12" style:family="paragraph" style:parent-style-name="Heading_20_2">
      <style:text-properties style:font-name="Times New Roman"/>
    </style:style>
    <style:style style:name="P13" style:family="paragraph" style:parent-style-name="Heading_20_2" style:list-style-name="">
      <style:text-properties style:font-name="Times New Roman"/>
    </style:style>
    <style:style style:name="P14" style:family="paragraph" style:parent-style-name="Heading_20_2">
      <style:paragraph-properties fo:break-before="page"/>
      <style:text-properties style:font-name="Times New Roman"/>
    </style:style>
    <style:style style:name="P15" style:family="paragraph" style:parent-style-name="Heading_20_1">
      <style:text-properties style:font-name="Times New Roman" fo:font-size="18pt" style:font-size-asian="18pt" style:font-size-complex="18pt"/>
    </style:style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style:font-name-asian="LiberationSans-Regular" style:font-size-asian="11.5pt" style:font-name-complex="LiberationSans-Regular" style:font-size-complex="11.5pt"/>
    </style:style>
    <style:style style:name="T3" style:family="text">
      <style:text-properties fo:color="#0000ff" fo:font-size="11.5pt" style:font-name-asian="LiberationSans-Regular" style:font-size-asian="11.5pt" style:font-name-complex="LiberationSans-Regular" style:font-size-complex="11.5pt"/>
    </style:style>
    <style:style style:name="T4" style:family="text">
      <style:text-properties fo:font-size="12pt" style:font-name-asian="LiberationSans-BoldItalic" style:font-size-asian="12pt" style:font-name-complex="LiberationSans-BoldItalic" style:font-size-complex="12pt"/>
    </style:style>
    <style:style style:name="T5" style:family="text">
      <style:text-properties fo:font-size="12pt" fo:font-style="normal" fo:font-weight="normal" style:font-name-asian="LiberationSans-BoldItalic" style:font-size-asian="12pt" style:font-style-asian="normal" style:font-weight-asian="normal" style:font-name-complex="LiberationSans-BoldItalic" style:font-size-complex="12pt" style:font-style-complex="normal" style:font-weight-complex="normal"/>
    </style:style>
    <style:style style:name="T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7pt" style:font-name-asian="LiberationSans-BoldItalic" style:font-size-asian="7pt" style:font-name-complex="LiberationSans-BoldItalic" style:font-size-complex="7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1.5pt" style:font-name-asian="LiberationSans-Regular" style:font-size-asian="11.5pt" style:font-name-complex="LiberationSans-Regular" style:font-size-complex="11.5pt"/>
    </style:style>
    <style:style style:name="T10" style:family="text">
      <style:text-properties style:font-name="Times New Roman" fo:font-size="11.5pt" fo:font-weight="bold" style:font-size-asian="11.5pt" style:font-weight-asian="bold" style:font-size-complex="11.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David Laban MEng (Hons) MA (Cantab) 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2" text:outline-level="2">Contact:</text:h>
            <text:p text:style-name="P1">9 Gordon Ave</text:p>
            <text:p text:style-name="P1">Highams Park</text:p>
            <text:p text:style-name="P1">London</text:p>
            <text:p text:style-name="P1">E4 9QT</text:p>
          </table:table-cell>
          <table:table-cell table:style-name="Table1.B1" office:value-type="string">
            <text:p text:style-name="P1"><text:span text:style-name="T1">Phone: </text:span><text:span text:style-name="T2">07809 395 832</text:span></text:p>
            <text:p text:style-name="P1"><text:span text:style-name="T1">Email: </text:span><text:span text:style-name="T3">alsuren@gmail.com</text:span></text:p>
            <text:p text:style-name="P1"><text:span text:style-name="T1">Web: </text:span><text:span text:style-name="T3">http://alsuren.wordpress.com/</text:span></text:p>
            <text:p text:style-name="P1"><text:span text:style-name="T1">IRC: </text:span><text:span text:style-name="T2">alsuren on freenode.net</text:span></text:p>
            <text:p text:style-name="P1"><text:span text:style-name="T1">DoB: </text:span><text:span text:style-name="T2">16/03/1987</text:span></text:p>
          </table:table-cell>
        </table:table-row>
      </table:table>
      <text:p text:style-name="P9"/>
      <text:p text:style-name="P9"/>
      <text:h text:style-name="Heading_20_2" text:outline-level="2">Highlights/Timeline:</text:h>
      <text:list xml:id="list620615891" text:style-name="L3">
        <text:list-item>
          <text:p text:style-name="P10">Sept 2011 – May 2012: Music, Software and Dance Researcher, self employed.</text:p>
          <text:list>
            <text:list-item>
              <text:p text:style-name="P10">Ported personal Audio/Video Applications to Windows, OSX, Linux and Android</text:p>
            </text:list-item>
            <text:list-item>
              <text:p text:style-name="P10">Contributed to Open Source Software projects like Tomahawk and echoprint.</text:p>
            </text:list-item>
            <text:list-item>
              <text:p text:style-name="P10">Engaged in intensive Lindy Hop, Balboa, Authentic Jazz dance training and teaching.</text:p>
              <text:list>
                <text:list-item>
                  <text:p text:style-name="P10">Applied my passion for problem solving to understanding/teaching dance.</text:p>
                </text:list-item>
                <text:list-item>
                  <text:p text:style-name="P10">Developed a more approachable manner for discussing concepts with all levels.</text:p>
                </text:list-item>
              </text:list>
            </text:list-item>
            <text:list-item>
              <text:p text:style-name="P10">Provided DJing and DJ mentoring services for Lindy Hop and Balboa Dancers.</text:p>
              <text:list>
                <text:list-item>
                  <text:p text:style-name="P10">Further improved my understanding of music in a variety of vintage jazz styles.</text:p>
                </text:list-item>
              </text:list>
            </text:list-item>
          </text:list>
        </text:list-item>
        <text:list-item>
          <text:p text:style-name="P10">Sept 2009 – Sept 2011: Software Enginner, Collabora Ltd.</text:p>
          <text:list>
            <text:list-item>
              <text:p text:style-name="P10">Developed Next Generation VoIP APIs for Telepathy (Maemo; Gnome)</text:p>
            </text:list-item>
            <text:list-item>
              <text:p text:style-name="P10">Coordinated with Open Source developers and clients on 5 of 7 continents.</text:p>
            </text:list-item>
            <text:list-item>
              <text:p text:style-name="P10">Improved coordination within Cambridge with weekly stand-up meetings.</text:p>
            </text:list-item>
            <text:list-item>
              <text:p text:style-name="P10">Drove forwards automated and facilitated testing schemes with the following:</text:p>
              <text:list>
                <text:list-item>
                  <text:p text:style-name="P10">XMPP interoperability testing service, for our users and developers of VoIP clients.</text:p>
                </text:list-item>
                <text:list-item>
                  <text:p text:style-name="P10">Automated Validation of hardware codecs/rendering elements for Gstreamer/Linaro.</text:p>
                </text:list-item>
                <text:list-item>
                  <text:p text:style-name="P11"><text:span text:style-name="T8">Initiated Sea Change in how Nokia view test coverage within their SIP modules.</text:span></text:p>
                </text:list-item>
              </text:list>
            </text:list-item>
            <text:list-item>
              <text:p text:style-name="P10">Moved to Montreal for 3 months to work more closely with our VoIP experts, while keeping my existing responsibilities.</text:p>
            </text:list-item>
            <text:list-item>
              <text:p text:style-name="P10">Adapted to wide range of tools (C, Python, SQL, C++, lua, git, bzr, autotools etc.)</text:p>
            </text:list-item>
          </text:list>
        </text:list-item>
        <text:list-item>
          <text:p text:style-name="P10">2008-2009: MEng Project: At-A-Glance Song Visualisation, Cambridge University:</text:p>
          <text:list>
            <text:list-item>
              <text:p text:style-name="P10">Evaluated methods of feature extraction (HMM methods) and existing software.</text:p>
            </text:list-item>
            <text:list-item>
              <text:p text:style-name="P10">Produced 2D thumbnails from many-dimensional features.</text:p>
            </text:list-item>
          </text:list>
        </text:list-item>
      </text:list>
      <text:list xml:id="list1052420784" text:style-name="L2">
        <text:list-item>
          <text:p text:style-name="P4">2005-2009: Engineering Undergraduate, Peterhouse College, Cambridge University:</text:p>
          <text:list>
            <text:list-item>
              <text:p text:style-name="P3"><text:span text:style-name="T4">4th</text:span><text:span text:style-name="T7"> </text:span><text:span text:style-name="T4">year: MEn</text:span><text:span text:style-name="T5">g (Hons)</text:span></text:p>
            </text:list-item>
            <text:list-item>
              <text:p text:style-name="P5">3rd year BA (Hons) Engineering: 2:2</text:p>
            </text:list-item>
            <text:list-item>
              <text:p text:style-name="P5">1st and 2nd years (General Engineering): 2:1</text:p>
            </text:list-item>
            <text:list-item>
              <text:p text:style-name="P6">2007: Second Year Computing Prize (Decryption):</text:p>
            </text:list-item>
            <text:list-item>
              <text:p text:style-name="P3"><text:span text:style-name="T6">2006: First Year</text:span> Structural Design Prize (Bridge Design and Manufacture)</text:p>
            </text:list-item>
          </text:list>
        </text:list-item>
        <text:list-item>
          <text:p text:style-name="P3">2003-2005: Bancroft’s School:</text:p>
          <text:list>
            <text:list-item>
              <text:p text:style-name="P3"><text:span text:style-name="T9">Maths: </text:span><text:span text:style-name="T10">A</text:span><text:span text:style-name="T9">, Further Maths: </text:span><text:span text:style-name="T10">A</text:span><text:span text:style-name="T9">, Physics: </text:span><text:span text:style-name="T10">A</text:span><text:span text:style-name="T9">, Electronics: </text:span><text:span text:style-name="T10">A, </text:span><text:span text:style-name="T9">AEA Physics: </text:span><text:span text:style-name="T10">Merit</text:span><text:span text:style-name="T9">.</text:span></text:p>
            </text:list-item>
          </text:list>
        </text:list-item>
        <text:list-item>
          <text:p text:style-name="P4">1995-2003: Highams Park School:</text:p>
          <text:list>
            <text:list-item>
              <text:p text:style-name="P3"><text:span text:style-name="T9">11 GCSEs including 6 at </text:span><text:span text:style-name="T10">A*</text:span></text:p>
            </text:list-item>
          </text:list>
        </text:list-item>
      </text:list>
      <text:p text:style-name="P1"/>
      <text:h text:style-name="P13" text:outline-level="2"/>
      <text:h text:style-name="P14" text:outline-level="2">Ongoing Engagements:</text:h>
      <text:list xml:id="list1988183579" text:style-name="L8">
        <text:list-item>
          <text:p text:style-name="P8">2006-present: Lindy Hop (Swing Dancing):</text:p>
          <text:list>
            <text:list-item>
              <text:p text:style-name="P8">Taught small and large classes (from 1 to 50 students at a time).</text:p>
              <text:list>
                <text:list-item>
                  <text:p text:style-name="P8">Gained ###########################</text:p>
                </text:list-item>
              </text:list>
            </text:list-item>
            <text:list-item>
              <text:p text:style-name="P8">Performed to large crowds at events like St John’s May Ball and Strawberry Fair.</text:p>
            </text:list-item>
            <text:list-item>
              <text:p text:style-name="P8"><text:span text:style-name="T8">DJed at social events. Adapted to people's preferences/moods.</text:span></text:p>
            </text:list-item>
          </text:list>
        </text:list-item>
      </text:list>
      <text:list xml:id="list1291281739" text:style-name="L5">
        <text:list-item>
          <text:p text:style-name="P7">2006-present: Contributions to existing Open Source Projects:</text:p>
          <text:list>
            <text:list-item>
              <text:p text:style-name="P7"/>
            </text:list-item>
            <text:list-item>
              <text:p text:style-name="P7">Improved the help system for the official Python Interpreter</text:p>
            </text:list-item>
            <text:list-item>
              <text:p text:style-name="P7">Bug-fixes and feature enhancements in numerous other projects</text:p>
            </text:list-item>
          </text:list>
        </text:list-item>
        <text:list-item>
          <text:p text:style-name="P7">2006-present: Programming for Personal use (Linux+bash/python):</text:p>
          <text:list>
            <text:list-item>
              <text:p text:style-name="P7">Wrote CupsAndString telepathy client in &lt;256 lines of python.</text:p>
            </text:list-item>
          </text:list>
        </text:list-item>
        <text:list-item>
          <text:p text:style-name="P7">Customised NetworkManager for automated setup + secure tunneling.</text:p>
        </text:list-item>
        <text:list-item>
          <text:p text:style-name="P7">Created multiple Amarok scripts (Python/SQL).</text:p>
        </text:list-item>
        <text:list-item>
          <text:p text:style-name="P7">2005-present: Online user support (#kde, #python, #telepathy, #tomahawk etc.):</text:p>
        </text:list-item>
      </text:list>
      <text:p text:style-name="Standard">Helped users solve their problems. Also found/fixed many bugs.</text:p>
      <text:p text:style-name="Standard">2003-present: Hardware Modification (Some example projects):</text:p>
      <text:p text:style-name="Standard">Fixed miscellaneous broken computer hardware (keyboards, PDAs etc.)</text:p>
      <text:p text:style-name="Standard">Created hardware mixer for iPod/PC to use same speakers.</text:p>
      <text:p text:style-name="Standard">Enabled remote control of heating system via internet (X10).</text:p>
      <text:p text:style-name="Standard">2003-2005: Bancroft’s School Webteam (HTML, Javascript; Dreamweaver):</text:p>
      <text:p text:style-name="Standard">Created and updated pages for parents/students on the school website.</text:p>
      <text:p text:style-name="Standard"/>
      <text:h text:style-name="Heading_20_3" text:outline-level="3">Travel:</text:h>
      <text:p text:style-name="Standard">2009: Herräng Dance Camp, Sweden.</text:p>
      <text:p text:style-name="Standard">2008: Edinburgh Lindy Exchange.</text:p>
      <text:p text:style-name="Standard">2006; 2007: Akademy KDE Developer’s Conferences: Dublin; Glasgow.</text:p>
      <text:p text:style-name="Standard">2005: Albany, New York + Camping in Plattsburgh, New York.</text:p>
      <text:p text:style-name="Standard">2004: Colorado + Utah:</text:p>
      <text:p text:style-name="Standard">Attended summer program at University of Colorado, Boulder.</text:p>
      <text:p text:style-name="Standard">Gained travel grant for part funding. Stayed with friends in Utah.</text:p>
      <text:h text:style-name="Heading_20_2" text:outline-level="2">References:</text:h>
      <text:p text:style-name="P1">Sjoerd Simons (Head of R&amp;D, Collabora)</text:p>
      <text:p text:style-name="P1">Email: <text:a xlink:type="simple" xlink:href="mailto:sjoerd.simons@collabora.com">sjoerd.simons@collabora.com</text:a> </text:p>
      <text:p text:style-name="P1">Digby Symons (Director of Studies, Cambridge)</text:p>
      <text:p text:style-name="P1"><text:span text:style-name="T1">Phone: </text:span><text:span text:style-name="T2">01223 760502</text:span></text:p>
      <text:p text:style-name="P1"><text:span text:style-name="T1">Email: </text:span><text:a xlink:type="simple" xlink:href="mailto:dds11@cam.ac.uk">dds11@cam.ac.uk</text:a><text:span text:style-name="T3"> </text:span></text:p>
      <text:p text:style-name="P2">David Laban 07/08/20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><text:tab/><text:tab/><text:date style:data-style-name="N84" text:date-value="2012-01-10T16:58:08.96" text:fixed="true">2012-01-1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6T19:16:59.40</meta:creation-date>
    <dc:date>2012-05-25T17:40:48</dc:date>
    <meta:editing-duration>P1DT22H15M47S</meta:editing-duration>
    <meta:editing-cycles>5</meta:editing-cycles>
    <meta:generator>LibreOffice/3.5$MacOSX_x86 LibreOffice_project/235ab8a-3802056-4a8fed3-2d66ea8-e241b80</meta:generator>
    <dc:title>David Laban CV</dc:title>
    <meta:document-statistic meta:table-count="1" meta:image-count="0" meta:object-count="0" meta:page-count="2" meta:paragraph-count="80" meta:word-count="603" meta:character-count="4100" meta:non-whitespace-character-count="3614"/>
  </office:meta>
</office:document-meta>
</file>